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02a19" officeooo:paragraph-rsid="00202a19"/>
    </style:style>
    <style:style style:name="T1" style:family="text">
      <style:text-properties officeooo:rsid="0020c6ed"/>
    </style:style>
    <style:style style:name="T2" style:family="text">
      <style:text-properties officeooo:rsid="00230513"/>
    </style:style>
    <style:style style:name="T3" style:family="text">
      <style:text-properties officeooo:rsid="002620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ria Hito (mh4wt)</text:p>
      <text:p text:style-name="P1">3/25/17</text:p>
      <text:p text:style-name="P1">postlab7</text:p>
      <text:p text:style-name="P1"/>
      <text:p text:style-name="P1"><text:tab/>I thought <text:span text:style-name="T3">IBCM </text:span>was a very interesting way of programming. At first it was a little bit difficult to program using only digits. I was so just to the normal way of programming that it took me some time to translate all the loops in digits, but once I learned <text:span text:style-name="T1">the basics I realize I could do the same thing I did with the other language. Although without a proper stack and memory registers it wouldn’t be possible to handle functions in a proper way.</text:span></text:p>
      <text:p text:style-name="P1"><text:tab/><text:span text:style-name="T1">Although IBCM was very strange at first, it is helping me to see the relation between a class like DLD and the verbose code languages such as Java. I think the assembler is one step along the way to machine binary. The part of the in-lab were we had to write the pseudocode seemed like the students were technically playing the roles of the assembler by translating the code into zero’s and one’s. Working on the in-lab and the post lab make me feel a little bit more confident about my ability to program in IBCM.</text:span></text:p>
      <text:p text:style-name="P1"><text:tab/><text:span text:style-name="T2">Overall, I think being able to program with assembly opens new doors and expands the horizons of one as a programmer. The IBCM language is a full-featured <text:s/>imperative programming language that can represent any computation</text:span></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2T00:47:59.559300024</meta:creation-date>
    <meta:generator>LibreOffice/5.1.4.2$Linux_X86_64 LibreOffice_project/10m0$Build-2</meta:generator>
    <dc:date>2017-03-23T20:38:50.227442111</dc:date>
    <meta:editing-duration>P1DT17H19M23S</meta:editing-duration>
    <meta:editing-cycles>7</meta:editing-cycles>
    <meta:document-statistic meta:table-count="0" meta:image-count="0" meta:object-count="0" meta:page-count="1" meta:paragraph-count="6" meta:word-count="221" meta:character-count="1220" meta:non-whitespace-character-count="1001"/>
  </office:meta>
</office:document-meta>
</file>